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svg:font-family="Times" style:font-family-generic="roman"/>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text-align="center" style:justify-single-word="false"/>
      <style:text-properties fo:font-variant="normal" fo:text-transform="none" fo:color="#000000" style:text-outline="false" style:text-line-through-style="none" style:text-position="0% 100%" style:font-name="Arial" fo:font-size="22pt" fo:letter-spacing="normal" fo:language="fr" fo:country="FR" fo:font-style="normal" fo:text-shadow="none" style:text-underline-style="none" fo:font-weight="normal" style:text-underline-mode="continuous" style:text-line-through-mode="continuous" style:letter-kerning="false" fo:background-color="transparent" style:font-name-asian="Arial" style:font-size-asian="22pt" style:language-asian="zxx" style:country-asian="none" style:font-style-asian="normal" style:font-weight-asian="normal" style:font-name-complex="Arial" style:font-size-complex="22pt" style:language-complex="zxx" style:country-complex="none" style:font-style-complex="normal" style:font-weight-complex="normal" style:text-rotation-angle="0" style:text-rotation-scale="line-height" style:text-emphasize="none" style:text-combine="none" style:text-combine-start-char="" style:text-combine-end-char="" style:text-scale="100%" style:font-relief="none" text:display="none"/>
    </style:style>
    <style:style style:name="P4" style:family="paragraph" style:parent-style-name="Standard">
      <style:paragraph-properties fo:text-align="center" style:justify-single-word="false"/>
      <style:text-properties fo:font-variant="normal" fo:text-transform="none" fo:color="#000000" style:text-outline="false" style:text-line-through-style="none" style:text-position="0% 100%" style:font-name="Arial" fo:font-size="8pt" fo:letter-spacing="normal" fo:language="fr" fo:country="FR" fo:font-style="normal" fo:text-shadow="none" style:text-underline-style="none" fo:font-weight="bold" style:text-underline-mode="continuous" style:text-line-through-mode="continuous" style:letter-kerning="false" fo:background-color="transparent" style:font-name-asian="Arial" style:font-size-asian="8pt" style:language-asian="zxx" style:country-asian="none" style:font-style-asian="normal" style:font-weight-asian="bold" style:font-name-complex="Arial" style:font-size-complex="8pt" style:language-complex="zxx" style:country-complex="none" style:font-style-complex="normal" style:font-weight-complex="bold" style:text-rotation-angle="0" style:text-rotation-scale="line-height" style:text-emphasize="none" style:text-combine="none" style:text-combine-start-char="" style:text-combine-end-char="" style:text-scale="100%" style:font-relief="none" text:display="none"/>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style>
    <style:style style:name="P23" style:family="paragraph" style:parent-style-name="Standard">
      <style:paragraph-properties fo:text-align="justify" style:justify-single-word="false"/>
    </style:style>
    <style:style style:name="P24" style:family="paragraph" style:parent-style-name="Standard">
      <style:paragraph-properties fo:text-align="justify" style:justify-single-word="false"/>
    </style:style>
    <style:style style:name="P25" style:family="paragraph" style:parent-style-name="Standard">
      <style:paragraph-properties fo:text-align="justify" style:justify-single-word="false"/>
    </style:style>
    <style:style style:name="P26" style:family="paragraph" style:parent-style-name="Standard">
      <style:paragraph-properties fo:text-align="justify" style:justify-single-word="false"/>
    </style:style>
    <style:style style:name="P27" style:family="paragraph" style:parent-style-name="Standard">
      <style:paragraph-properties fo:text-align="justify" style:justify-single-word="false"/>
    </style:style>
    <style:style style:name="P28" style:family="paragraph" style:parent-style-name="Standard">
      <style:paragraph-properties fo:text-align="justify" style:justify-single-word="false"/>
    </style:style>
    <style:style style:name="P29" style:family="paragraph" style:parent-style-name="Standard">
      <style:paragraph-properties fo:text-align="justify" style:justify-single-word="false"/>
    </style:style>
    <style:style style:name="P30" style:family="paragraph" style:parent-style-name="Standard">
      <style:paragraph-properties fo:text-align="justify" style:justify-single-word="false"/>
    </style:style>
    <style:style style:name="P31" style:family="paragraph" style:parent-style-name="Standard">
      <style:paragraph-properties fo:text-align="justify" style:justify-single-word="false"/>
    </style:style>
    <style:style style:name="P32" style:family="paragraph" style:parent-style-name="Standard">
      <style:paragraph-properties fo:text-align="justify" style:justify-single-word="false"/>
    </style:style>
    <style:style style:name="P33" style:family="paragraph" style:parent-style-name="Standard">
      <style:paragraph-properties fo:text-align="justify" style:justify-single-word="false"/>
    </style:style>
    <style:style style:name="P34" style:family="paragraph" style:parent-style-name="Standard">
      <style:paragraph-properties fo:text-align="justify" style:justify-single-word="false"/>
    </style:style>
    <style:style style:name="P35" style:family="paragraph" style:parent-style-name="Standard">
      <style:paragraph-properties fo:text-align="justify" style:justify-single-word="false"/>
    </style:style>
    <style:style style:name="P36" style:family="paragraph" style:parent-style-name="Standard">
      <style:paragraph-properties fo:text-align="justify" style:justify-single-word="false"/>
    </style:style>
    <style:style style:name="P37" style:family="paragraph" style:parent-style-name="Standard">
      <style:paragraph-properties fo:text-align="justify" style:justify-single-word="false"/>
    </style:style>
    <style:style style:name="P38" style:family="paragraph" style:parent-style-name="Standard">
      <style:paragraph-properties fo:text-align="justify" style:justify-single-word="false"/>
    </style:style>
    <style:style style:name="P39" style:family="paragraph" style:parent-style-name="Standard">
      <style:paragraph-properties fo:text-align="justify" style:justify-single-word="false"/>
    </style:style>
    <style:style style:name="P40" style:family="paragraph" style:parent-style-name="Standard">
      <style:paragraph-properties fo:text-align="justify" style:justify-single-word="false"/>
    </style:style>
    <style:style style:name="P41" style:family="paragraph" style:parent-style-name="Standard">
      <style:paragraph-properties fo:text-align="justify" style:justify-single-word="false"/>
    </style:style>
    <style:style style:name="P42" style:family="paragraph" style:parent-style-name="Standard">
      <style:paragraph-properties fo:text-align="justify" style:justify-single-word="false"/>
    </style:style>
    <style:style style:name="P43" style:family="paragraph" style:parent-style-name="Standard">
      <style:paragraph-properties fo:text-align="justify" style:justify-single-word="false"/>
    </style:style>
    <style:style style:name="P44" style:family="paragraph" style:parent-style-name="Standard">
      <style:paragraph-properties fo:text-align="justify" style:justify-single-word="false"/>
    </style:style>
    <style:style style:name="P45" style:family="paragraph" style:parent-style-name="Standard">
      <style:paragraph-properties fo:text-align="justify" style:justify-single-word="false"/>
    </style:style>
    <style:style style:name="P46" style:family="paragraph" style:parent-style-name="Standard">
      <style:paragraph-properties fo:text-align="justify" style:justify-single-word="false"/>
    </style:style>
    <style:style style:name="P47" style:family="paragraph" style:parent-style-name="Standard">
      <style:paragraph-properties fo:text-align="justify" style:justify-single-word="false"/>
    </style:style>
    <style:style style:name="P48" style:family="paragraph" style:parent-style-name="Standard">
      <style:paragraph-properties fo:text-align="justify" style:justify-single-word="false"/>
    </style:style>
    <style:style style:name="P49" style:family="paragraph" style:parent-style-name="Standard">
      <style:paragraph-properties fo:text-align="justify" style:justify-single-word="false"/>
    </style:style>
    <style:style style:name="P50" style:family="paragraph" style:parent-style-name="Standard">
      <style:paragraph-properties fo:text-align="justify" style:justify-single-word="false"/>
    </style:style>
    <style:style style:name="P51" style:family="paragraph" style:parent-style-name="Standard">
      <style:paragraph-properties fo:text-align="justify" style:justify-single-word="false"/>
    </style:style>
    <style:style style:name="P52" style:family="paragraph" style:parent-style-name="Standard">
      <style:paragraph-properties fo:text-align="justify" style:justify-single-word="false"/>
    </style:style>
    <style:style style:name="P53" style:family="paragraph" style:parent-style-name="Standard">
      <style:paragraph-properties fo:text-align="justify" style:justify-single-word="false"/>
    </style:style>
    <style:style style:name="P54" style:family="paragraph" style:parent-style-name="Standard">
      <style:paragraph-properties fo:text-align="justify" style:justify-single-word="false"/>
    </style:style>
    <style:style style:name="P55" style:family="paragraph" style:parent-style-name="Standard">
      <style:paragraph-properties fo:text-align="justify" style:justify-single-word="false"/>
    </style:style>
    <style:style style:name="P56" style:family="paragraph" style:parent-style-name="Standard">
      <style:paragraph-properties fo:text-align="justify" style:justify-single-word="false"/>
    </style:style>
    <style:style style:name="P57" style:family="paragraph" style:parent-style-name="Standard">
      <style:paragraph-properties fo:text-align="justify" style:justify-single-word="false"/>
    </style:style>
    <style:style style:name="P58" style:family="paragraph" style:parent-style-name="Standard">
      <style:paragraph-properties fo:text-align="justify" style:justify-single-word="false"/>
    </style:style>
    <style:style style:name="P59" style:family="paragraph" style:parent-style-name="Standard">
      <style:paragraph-properties fo:text-align="justify" style:justify-single-word="false"/>
    </style:style>
    <style:style style:name="P60" style:family="paragraph" style:parent-style-name="Standard">
      <style:paragraph-properties fo:text-align="justify" style:justify-single-word="false"/>
    </style:style>
    <style:style style:name="P61" style:family="paragraph" style:parent-style-name="Standard">
      <style:paragraph-properties fo:text-align="justify" style:justify-single-word="false"/>
    </style:style>
    <style:style style:name="P62" style:family="paragraph" style:parent-style-name="Standard">
      <style:paragraph-properties fo:text-align="justify" style:justify-single-word="false"/>
    </style:style>
    <style:style style:name="P63" style:family="paragraph" style:parent-style-name="Standard">
      <style:paragraph-properties fo:text-align="justify" style:justify-single-word="false"/>
    </style:style>
    <style:style style:name="P64" style:family="paragraph" style:parent-style-name="Standard">
      <style:paragraph-properties fo:text-align="justify" style:justify-single-word="false"/>
    </style:style>
    <style:style style:name="P65" style:family="paragraph" style:parent-style-name="Standard">
      <style:paragraph-properties fo:text-align="justify" style:justify-single-word="false"/>
    </style:style>
    <style:style style:name="P66" style:family="paragraph" style:parent-style-name="Standard">
      <style:paragraph-properties fo:text-align="justify" style:justify-single-word="false"/>
    </style:style>
    <style:style style:name="P67" style:family="paragraph" style:parent-style-name="Standard">
      <style:paragraph-properties fo:text-align="justify" style:justify-single-word="false"/>
    </style:style>
    <style:style style:name="P68" style:family="paragraph" style:parent-style-name="Standard">
      <style:paragraph-properties fo:text-align="justify" style:justify-single-word="false"/>
    </style:style>
    <style:style style:name="P69" style:family="paragraph" style:parent-style-name="Standard" style:master-page-name="Standard">
      <style:paragraph-properties fo:text-align="center" style:justify-single-word="false" style:page-number="auto"/>
      <style:text-properties fo:font-variant="normal" fo:text-transform="none" fo:color="#000000" style:text-outline="false" style:text-line-through-style="none" style:text-position="0% 100%" style:font-name="Arial" fo:font-size="22pt" fo:letter-spacing="normal" fo:language="fr" fo:country="FR" fo:font-style="normal" fo:text-shadow="none" style:text-underline-style="none" fo:font-weight="normal" style:text-underline-mode="continuous" style:text-line-through-mode="continuous" style:letter-kerning="false" fo:background-color="transparent" style:font-name-asian="Arial" style:font-size-asian="22pt" style:language-asian="zxx" style:country-asian="none" style:font-style-asian="normal" style:font-weight-asian="normal" style:font-name-complex="Arial" style:font-size-complex="22pt" style:language-complex="zxx" style:country-complex="none" style:font-style-complex="normal" style:font-weight-complex="normal" style:text-rotation-angle="0" style:text-rotation-scale="line-height" style:text-emphasize="none" style:text-combine="none" style:text-combine-start-char="" style:text-combine-end-char="" style:text-scale="100%" style:font-relief="none" text:display="none"/>
    </style:style>
    <style:style style:name="T1" style:family="text">
      <style:text-properties fo:font-variant="normal" fo:text-transform="none"/>
    </style:style>
    <style:style style:name="T2" style:family="text">
      <style:text-properties fo:font-variant="normal" fo:text-transform="none" fo:color="#000000" style:text-outline="false" style:text-line-through-style="none" style:text-position="0% 100%" style:font-name="Arial" fo:font-size="8pt" fo:letter-spacing="normal" fo:language="fr" fo:country="FR" fo:font-style="normal" fo:text-shadow="none" style:text-underline-style="none" fo:font-weight="normal" style:text-underline-mode="continuous" style:text-line-through-mode="continuous" style:letter-kerning="false" fo:background-color="transparent" style:font-name-asian="Arial" style:font-size-asian="8pt" style:language-asian="zxx" style:country-asian="none" style:font-style-asian="normal" style:font-weight-asian="normal" style:font-name-complex="Arial" style:font-size-complex="8pt" style:language-complex="zxx" style:country-complex="none" style:font-style-complex="normal" style:font-weight-complex="normal" style:text-rotation-angle="0" style:text-rotation-scale="line-height" style:text-emphasize="none" style:text-combine="none" style:text-combine-start-char="" style:text-combine-end-char="" style:text-scale="100%" style:font-relief="none" text:display="none"/>
    </style:style>
    <style:style style:name="T3" style:family="text">
      <style:text-properties fo:font-variant="normal" fo:text-transform="none" fo:color="#000000" style:text-outline="false" style:text-line-through-style="none" style:text-position="0% 100%" style:font-name="Arial" fo:font-size="8pt" fo:letter-spacing="normal" fo:language="fr" fo:country="FR" fo:font-style="normal" fo:text-shadow="none" style:text-underline-style="none" fo:font-weight="bold" style:text-underline-mode="continuous" style:text-line-through-mode="continuous" style:letter-kerning="false" fo:background-color="transparent" style:font-name-asian="Arial" style:font-size-asian="8pt" style:language-asian="zxx" style:country-asian="none" style:font-style-asian="normal" style:font-weight-asian="bold" style:font-name-complex="Arial" style:font-size-complex="8pt" style:language-complex="zxx" style:country-complex="none" style:font-style-complex="normal" style:font-weight-complex="bold" style:text-rotation-angle="0" style:text-rotation-scale="line-height" style:text-emphasize="none" style:text-combine="none" style:text-combine-start-char="" style:text-combine-end-char="" style:text-scale="100%" style:font-relief="none" text:display="none"/>
    </style:style>
    <style:style style:name="T4" style:family="text">
      <style:text-properties fo:font-size="8pt" style:font-size-asian="8pt" style:font-size-complex="8pt"/>
    </style:style>
    <style:style style:name="T5" style:family="text">
      <style:text-properties fo:font-size="8pt" fo:font-weight="bold" style:font-size-asian="8pt" style:font-weight-asian="bold" style:font-size-complex="8pt" style:font-weight-complex="bold"/>
    </style:style>
    <style:style style:name="T6" style:family="text">
      <style:text-properties fo:color="#000000"/>
    </style:style>
    <style:style style:name="T7" style:family="text">
      <style:text-properties style:text-outline="false"/>
    </style:style>
    <style:style style:name="T8" style:family="text">
      <style:text-properties style:text-line-through-style="none"/>
    </style:style>
    <style:style style:name="T9" style:family="text">
      <style:text-properties style:text-position="0% 100%"/>
    </style:style>
    <style:style style:name="T10" style:family="text">
      <style:text-properties style:font-name="Arial"/>
    </style:style>
    <style:style style:name="T11" style:family="text">
      <style:text-properties fo:font-size="22pt"/>
    </style:style>
    <style:style style:name="T12" style:family="text">
      <style:text-properties fo:letter-spacing="normal"/>
    </style:style>
    <style:style style:name="T13" style:family="text">
      <style:text-properties fo:language="fr" fo:country="FR"/>
    </style:style>
    <style:style style:name="T14" style:family="text">
      <style:text-properties fo:font-style="normal"/>
    </style:style>
    <style:style style:name="T15" style:family="text">
      <style:text-properties fo:text-shadow="none"/>
    </style:style>
    <style:style style:name="T16" style:family="text">
      <style:text-properties style:text-underline-style="none"/>
    </style:style>
    <style:style style:name="T17" style:family="text">
      <style:text-properties fo:font-weight="normal"/>
    </style:style>
    <style:style style:name="T18" style:family="text">
      <style:text-properties style:text-underline-mode="continuous" style:text-line-through-mode="continuous"/>
    </style:style>
    <style:style style:name="T19" style:family="text">
      <style:text-properties style:letter-kerning="false"/>
    </style:style>
    <style:style style:name="T20" style:family="text">
      <style:text-properties fo:background-color="transparent"/>
    </style:style>
    <style:style style:name="T21" style:family="text">
      <style:text-properties style:font-name-asian="Arial"/>
    </style:style>
    <style:style style:name="T22" style:family="text">
      <style:text-properties style:font-size-asian="22pt"/>
    </style:style>
    <style:style style:name="T23" style:family="text">
      <style:text-properties style:language-asian="zxx" style:country-asian="none"/>
    </style:style>
    <style:style style:name="T24" style:family="text">
      <style:text-properties style:font-style-asian="normal"/>
    </style:style>
    <style:style style:name="T25" style:family="text">
      <style:text-properties style:font-weight-asian="normal"/>
    </style:style>
    <style:style style:name="T26" style:family="text">
      <style:text-properties style:font-name-complex="Arial"/>
    </style:style>
    <style:style style:name="T27" style:family="text">
      <style:text-properties style:font-size-complex="22pt"/>
    </style:style>
    <style:style style:name="T28" style:family="text">
      <style:text-properties style:language-complex="zxx" style:country-complex="none"/>
    </style:style>
    <style:style style:name="T29" style:family="text">
      <style:text-properties style:font-style-complex="normal"/>
    </style:style>
    <style:style style:name="T30" style:family="text">
      <style:text-properties style:font-weight-complex="normal"/>
    </style:style>
    <style:style style:name="T31" style:family="text">
      <style:text-properties style:text-rotation-angle="0" style:text-rotation-scale="line-height"/>
    </style:style>
    <style:style style:name="T32" style:family="text">
      <style:text-properties style:text-emphasize="none"/>
    </style:style>
    <style:style style:name="T33" style:family="text">
      <style:text-properties style:text-combine="none" style:text-combine-start-char="" style:text-combine-end-char=""/>
    </style:style>
    <style:style style:name="T34" style:family="text">
      <style:text-properties style:text-scale="100%"/>
    </style:style>
    <style:style style:name="T35" style:family="text">
      <style:text-properties style:font-relief="none"/>
    </style:style>
    <style:style style:name="T36" style:family="text">
      <style:text-properties text:display="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text:span text:style-name="Zeichenformat">Fiche produit de formation PHH</text:span></text:p>
      <text:p text:style-name="P3"><text:span text:style-name="Zeichenformat"/></text:p>
      <text:p text:style-name="P5"><text:span text:style-name="Zeichenformat"><text:span text:style-name="T3">ntituléTypeResponsableVersion prog.</text:span></text:span><text:span text:style-name="Zeichenformat"><text:span text:style-name="T2">PHP – MySQL créer un site Web dynamiques avec base de donnéeStage pratiquePLBJuilllet 04</text:span></text:span></text:p>
      <text:p text:style-name="P5"><text:span text:style-name="Zeichenformat"><text:span text:style-name="T3">Domaine</text:span></text:span></text:p>
      <text:p text:style-name="P5"><text:span text:style-name="Zeichenformat"><text:span text:style-name="T3">Durée</text:span></text:span></text:p>
      <text:p text:style-name="P5"><text:span text:style-name="Zeichenformat"><text:span text:style-name="T3">Dernière MAJ</text:span></text:span></text:p>
      <text:p text:style-name="P5"><text:span text:style-name="Zeichenformat"><text:span text:style-name="T3">Réf. </text:span></text:span></text:p>
      <text:p text:style-name="P5"><text:span text:style-name="Zeichenformat"><text:span text:style-name="T3">support</text:span></text:span><text:span text:style-name="Zeichenformat"><text:span text:style-name="T2">Open Source / Linux / Apache / PHP4 jours23/05/20053.01</text:span></text:span></text:p>
      <text:p text:style-name="P5"><text:span text:style-name="Zeichenformat"><text:span text:style-name="T3">Résumé</text:span></text:span><text:span text:style-name="Zeichenformat"><text:span text:style-name="T2">Apprendre à développer avec PHP, en traitant par la pratique tous les concepts du langage (automatisation de pages Web, sessions, fichiers externes, connexion aux bases de données, module graphique).</text:span></text:span></text:p>
      <text:p text:style-name="P5"><text:span text:style-name="Zeichenformat"><text:span text:style-name="T3">Synthèse des points abordés</text:span></text:span><text:span text:style-name="Zeichenformat"><text:span text:style-name="T2">- automatisation de pages web- Traitement des données- formatage des résultats- lecture/écriture sur fichiers externes- utilisation de cookies et sessions- connexion aux bases de données- utilisation de l’extension GD pour la génération d’images dynamiques</text:span></text:span></text:p>
      <text:p text:style-name="P5"><text:span text:style-name="Zeichenformat"><text:span text:style-name="T3">Pré-requis</text:span></text:span><text:span text:style-name="Zeichenformat"><text:span text:style-name="T2">Indispensable : Connaissance d’un langage de programmation, Connaissance des balises HTML de base : mise en forme, tableaux et formulaires (ABSOLUMENT nécessaire et à ne pas sous-estimer. Merci de réviser avant le cours). Souhaitable : Connaissance des technologies les plus répandues sur Internet (Javascript, HTTP, cookies, images, URL, …).</text:span></text:span></text:p>
      <text:p text:style-name="P5"><text:span text:style-name="Zeichenformat"><text:span text:style-name="T3">Public</text:span></text:span><text:span text:style-name="Zeichenformat"><text:span text:style-name="T2">Webmasters, développeurs, futurs administrateurs, utilisateurs de sites web (fournisseurs de contenu)</text:span></text:span></text:p>
      <text:p text:style-name="P5"><text:span text:style-name="Zeichenformat"><text:span text:style-name="T3">Objectifs éventuels des participants</text:span></text:span><text:span text:style-name="Zeichenformat"><text:span text:style-name="T2">Savoir créer un script PHP, Savoir se connecter aux bases de données, Savoir effectuer des traitements de données dans un script PHP, Découvrir les fonctionnalités avancées de PHP et leur utilisation. Le cours ne se cantonne pas aux simples aspects du langage mais l’aborde dans le contexte du développement d’une application en englobant tous les aspects annexes. C’est un cours pratique qui aborde les problèmes courants des webmasters et qui permet d’acquérir une autonomie dans l’utilisation professionnelle de PHP. ATTENTION CE N’EST PAS UN COURS MySQL (MySQL est vu sur une demi journée seulement)</text:span></text:span></text:p>
      <text:p text:style-name="P5"><text:span text:style-name="Zeichenformat"><text:span text:style-name="T3">Durée par thème</text:span></text:span></text:p>
      <text:p text:style-name="P5"><text:span text:style-name="Zeichenformat"><text:span text:style-name="T3">Durée (jour)T</text:span></text:span></text:p>
      <text:p text:style-name="P5"><text:span text:style-name="Zeichenformat"><text:span text:style-name="T3">hèmes% </text:span></text:span></text:p>
      <text:p text:style-name="P5"><text:span text:style-name="Zeichenformat"><text:span text:style-name="T3">Exercices</text:span></text:span><text:span text:style-name="Zeichenformat"><text:span text:style-name="T2">1Présentation de PHP, Bases du langage, Utilisation des formulaires70 %1Tableaux avancés, cookies et sessions. Lecture/Ecriture sur fichiers externes.70 %1Connexion aux bases de données SQL, Exploitation des données70 %1Librairie Graphique GD (génération d’images).70 %</text:span></text:span></text:p>
      <text:p text:style-name="P5"><text:span text:style-name="Zeichenformat"><text:span text:style-name="T3">Concurrence</text:span></text:span><text:span text:style-name="Zeichenformat"><text:span text:style-name="T2">Points forts d’Orsys : le cours insiste sur les fondamentaux, mais présente aussi les aspects les plus modernes du langage. La différence la plus significative est sans doute que le cours ne se cantonne pas aux simples aspects langages mais aborde le langage dans le contexte du développement d’une application en englobant tous les aspects annexes (administration, base de données, …). Ce cours est vendu chez les autres sur 3 jours. Nous avons fait le choix de 4 jours à la demande des stagiaires pour laisser le temps de manipuler, le « hands-on » étant très important dans ce langage aux côtés intuitifs multiples. Autre gros point fort les participants en travaux pratiques développe un site WEB de A – Z .Site qui s’enrichit et se complète au fur et à mesure des TP.</text:span></text:span></text:p>
      <text:p text:style-name="P5"><text:span text:style-name="Zeichenformat"><text:span text:style-name="T3">Configuration technique</text:span></text:span></text:p>
      <text:p text:style-name="P5"><text:span text:style-name="Zeichenformat"><text:span text:style-name="T3">Configuration serveur</text:span></text:span></text:p>
      <text:p text:style-name="P5"><text:span text:style-name="Zeichenformat"><text:span text:style-name="T3">Configuration poste participant</text:span></text:span></text:p>
      <text:p text:style-name="P5"><text:span text:style-name="Zeichenformat"><text:span text:style-name="T3">Configuration matérielle minimale</text:span></text:span><text:span text:style-name="Zeichenformat"><text:span text:style-name="T2">Pentium II 450MHzPentium II 450MHz128Mo de RAM128Mo de RAMCarte réseauCarte réseau</text:span></text:span></text:p>
      <text:p text:style-name="P5"><text:span text:style-name="Zeichenformat"><text:span text:style-name="T3">Système d'exploitation</text:span></text:span><text:span text:style-name="Zeichenformat"><text:span text:style-name="T2">Windows 2000 PRO sp4Windows 2000 PRO sp4</text:span></text:span></text:p>
      <text:p text:style-name="P5"><text:span text:style-name="Zeichenformat"><text:span text:style-name="T3">Configuration Logicielle</text:span></text:span></text:p>
      <text:p text:style-name="P5"><text:span text:style-name="Zeichenformat"><text:span text:style-name="T3">(version exigée)</text:span></text:span><text:span text:style-name="Zeichenformat"><text:span text:style-name="T2">IE 6IE 6UltraEditUltraEditEasyPHP 1.7 (Apache+PHP+MySQL)EasyPHP 1.7 (Apache+PHP+MySQL)</text:span></text:span></text:p>
      <text:p text:style-name="P5"><text:span text:style-name="Zeichenformat"><text:span text:style-name="T3">Particularités</text:span></text:span><text:span text:style-name="Zeichenformat"><text:span text:style-name="T2">Les élèves repartent avec leurs TP sur disquette, Fourniture de la documentation officielle PHP au format éléctronique.</text:span></text:span></text:p>
      <text:p text:style-name="P5"><text:span text:style-name="Zeichenformat"><text:span text:style-name="T3">Fourniture logicielle</text:span></text:span><text:span text:style-name="Zeichenformat"><text:span text:style-name="T2">Pour l'installation : easyphp 1.6, qui installe les serveurs Apache, PHP et MySql (http://www.easyphp.org/telechargements.php3). une dll pdf (php_pdf.dll), qui doit remplacer celle qui est installée par défaut (cette librairie est devenue payante) dans x:\EasyPHP\php\extensions. l'aide PHP chm (http://www.php.net/download-docs.php). éventuellement pfe, qui est un éditeur simple.</text:span></text:span></text:p>
      <text:p text:style-name="P5"><text:span text:style-name="Zeichenformat"><text:span text:style-name="T3">Concepteur(s)</text:span></text:span><text:span text:style-name="Zeichenformat"><text:span text:style-name="T2">PLB Consultant/Braive/Plégade</text:span></text:span></text:p>
      <text:p text:style-name="P5"><text:span text:style-name="Zeichenformat"><text:span text:style-name="T3">Intervenant(s)</text:span></text:span><text:span text:style-name="Zeichenformat"><text:span text:style-name="T2">Xavier BraiveFrançois Plégades</text:span></text:span></text:p>
      <text:p text:style-name="P5"><text:span text:style-name="Zeichenformat"><text:span text:style-name="T3">Déroulement pédagogique</text:span></text:span></text:p>
      <text:p text:style-name="P5"><text:span text:style-name="Zeichenformat"><text:span text:style-name="T3">Jour</text:span></text:span></text:p>
      <text:p text:style-name="P5"><text:span text:style-name="Zeichenformat"><text:span text:style-name="T3">Vacation</text:span></text:span></text:p>
      <text:p text:style-name="P5"><text:span text:style-name="Zeichenformat"><text:span text:style-name="T3">Thèmes</text:span></text:span></text:p>
      <text:p text:style-name="P5"><text:span text:style-name="Zeichenformat"><text:span text:style-name="T3">Exercices</text:span></text:span><text:span text:style-name="Zeichenformat"><text:span text:style-name="T2">11Introduction2Bases du LangageAtelier N° 1 : Formulaire multilingue3FonctionsAtelier N° 2 : Création de fonctions comptables4Modèles HTMLAtelier N° 3 : Emulation CSS21LibrairiesAtelier N° 4 : Optimisation du code2FormulairesAtelier N° 5 : Interface de Login3Fichiers externesAtelier N° 6 : Création d’un forum de discussion.4Cookies et SessionsAtelier N° 7 : Création d’un panier d’achat31MySql, Connexion BD, Récupération / ModificationAtelier N° 9 : Création base de données dans PHPMyyAdmin2Application au site BDPhilia (vente de BD en ligne)Atelier N° 10 : Création moulinette pour le remplissage de la BDD.3Fiche Produit, Moteur de rechercheAtelier N° 11 : Fiche détaillée d’un article, avec système de commande. Atelier N° 12 : Moteur de recherche multicritères et création de la requête SQL correspondante.4Panier d'Achat, Calcul frais de port, Gestion de StockAtelier N° 13 : Gestion des articles commandés. Atelier N° 14 : Intégration des frais de port. Atelier N° 15 : Gestion des articles en stock dans la base.41GD: génération d’imagesAtelier N° 16 : Génération de graphiques dynamiques.2GD : gestion policesAtelier N° 17 : Génération de titres sous forme d’images.3GD : corrections graphiques et superpositions d’images.Atelier N° 18 : création d’images protégées par copyright ; intégration au site4Discussion rapide des possibilités XML, Mail, Ldap, PDF, Objet (niveau 2 PHA). Installation et configuration. Synthèse</text:span></text:span><text:bookmark text:name="enddoc"/><text:bookmark text:name="maint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svg:font-family="Times" style:font-family-generic="roman"/>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fo:font-size="12pt" fo:language="fr" fo:country="FR" style:font-name-asian="Times" style:font-size-asian="12pt" style:language-asian="zxx" style:country-asian="none" style:font-name-complex="Time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paragraph-properties fo:text-align="end" style:justify-single-word="false"/>
    </style:style>
    <style:style style:name="T1" style:family="text">
      <style:text-properties fo:font-variant="normal" fo:text-transform="none" fo:color="#000000" style:text-outline="false" style:text-line-through-style="none" style:text-position="0% 100%" style:font-name="Arial" fo:font-size="8pt" fo:letter-spacing="normal" fo:language="fr" fo:country="FR" fo:font-style="normal" fo:text-shadow="none" style:text-underline-style="none" fo:font-weight="normal" style:text-underline-mode="continuous" style:text-line-through-mode="continuous" style:letter-kerning="false" fo:background-color="transparent" style:font-name-asian="Arial" style:font-size-asian="8pt" style:language-asian="zxx" style:country-asian="none" style:font-style-asian="normal" style:font-weight-asian="normal" style:font-name-complex="Arial" style:font-size-complex="8pt" style:language-complex="zxx" style:country-complex="none" style:font-style-complex="normal" style:font-weight-complex="normal" style:text-rotation-angle="0" style:text-rotation-scale="line-height" style:text-emphasize="none" style:text-combine="none" style:text-combine-start-char="" style:text-combine-end-char="" style:text-scale="100%" style:font-relief="none" text:display="none"/>
    </style:style>
    <style:page-layout style:name="pm1">
      <style:page-layout-properties fo:page-width="21.001cm" fo:page-height="29.7cm" style:num-format="1" style:print-orientation="portrait" fo:margin-top="2.499cm" fo:margin-bottom="2cm" fo:margin-left="2.499cm" fo:margin-right="2.499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499cm" fo:margin-top="1.401cm" style:dynamic-spacing="true"/>
      </style:footer-style>
    </style:page-layout>
  </office:automatic-styles>
  <office:master-styles>
    <style:master-page style:name="Standard" style:page-layout-name="pm1">
      <style:footer>
        <text:p text:style-name="P1"><text:span text:style-name="Zeichenformat"><text:span text:style-name="T1">Page </text:span></text:span><text:span text:style-name="Zeichenformat"><text:span text:style-name="T1"><text:page-number style:num-format="1" text:select-page="current">1</text:page-number></text:span></text:span><text:span text:style-name="Zeichenformat"><text:span text:style-name="T1"> sur </text:span></text:span><text:span text:style-name="Zeichenformat"><text:span text:style-name="T1"><text:bookmark-ref text:reference-format="page" text:ref-name="enddoc">3</text:bookmark-ref></text:span></text:span></text:p>
      </style:footer>
      <style:footer-left>
        <text:p text:style-name="P1"><text:span text:style-name="Zeichenformat"><text:span text:style-name="T1">Page </text:span></text:span><text:span text:style-name="Zeichenformat"><text:span text:style-name="T1"><text:page-number style:num-format="1" text:select-page="current">1</text:page-number></text:span></text:span><text:span text:style-name="Zeichenformat"><text:span text:style-name="T1"> sur </text:span></text:span><text:span text:style-name="Zeichenformat"><text:span text:style-name="T1"><text:bookmark-ref text:reference-format="page" text:ref-name="enddoc">3</text:bookmark-ref></text:span></text:span></text:p>
      </style:footer-left>
    </style:master-page>
    <style:master-page style:name="Conversion_20_1" style:display-name="Conversion 1" style:page-layout-name="pm1">
      <style:footer>
        <text:p text:style-name="P1"><text:span text:style-name="Zeichenformat"><text:span text:style-name="T1">Page </text:span></text:span><text:span text:style-name="Zeichenformat"><text:span text:style-name="T1"><text:page-number style:num-format="1" text:select-page="current">1</text:page-number></text:span></text:span><text:span text:style-name="Zeichenformat"><text:span text:style-name="T1"> sur </text:span></text:span><text:span text:style-name="Zeichenformat"><text:span text:style-name="T1"><text:bookmark-ref text:reference-format="page" text:ref-name="enddoc">3</text:bookmark-ref></text:span></text:span></text:p>
      </style:footer>
      <style:footer-left>
        <text:p text:style-name="P1"><text:span text:style-name="Zeichenformat"><text:span text:style-name="T1">Page </text:span></text:span><text:span text:style-name="Zeichenformat"><text:span text:style-name="T1"><text:page-number style:num-format="1" text:select-page="current">1</text:page-number></text:span></text:span><text:span text:style-name="Zeichenformat"><text:span text:style-name="T1"> sur </text:span></text:span><text:span text:style-name="Zeichenformat"><text:span text:style-name="T1"><text:bookmark-ref text:reference-format="page" text:ref-name="enddoc">3</text:bookmark-ref></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6$Build-9226</meta:generator>
    <dc:creator>Christophe</dc:creator>
    <dc:date>2008-05-07T17:12:26</dc:date>
    <meta:editing-cycles>0</meta:editing-cycles>
    <meta:editing-duration>PT0S</meta:editing-duration>
    <meta:user-defined meta:name="Info 1"/>
    <meta:user-defined meta:name="Info 2"/>
    <meta:user-defined meta:name="Info 3"/>
    <meta:user-defined meta:name="Info 4"/>
    <meta:document-statistic meta:table-count="0" meta:image-count="0" meta:object-count="0" meta:page-count="1" meta:paragraph-count="35" meta:word-count="751" meta:character-count="5431"/>
  </office:meta>
</office:document-meta>
</file>